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w_crse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st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2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1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9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8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7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6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3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5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2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1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9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EnergyPowder</text:p>
          </table:table-cell>
          <table:table-cell office:value-type="string" calcext:value-type="string">
            <text:p>8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7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7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5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3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1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1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8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1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Dive Ball</text:p>
          </table:table-cell>
          <table:table-cell office:value-type="string" calcext:value-type="string">
            <text:p>5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4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3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18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1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1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oda Pop</text:p>
          </table:table-cell>
          <table:table-cell office:value-type="string" calcext:value-type="string">
            <text:p>8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1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5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1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125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1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75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250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100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TM18 - Rain Dance</text:p>
          </table:table-cell>
          <table:table-cell table:style-name="Default"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SilverPowder</text:p>
          </table:table-cell>
          <table:table-cell table:style-name="Default" office:value-type="float" office:value="5000" calcext:value-type="float">
            <text:p>5000</text:p>
          </table:table-cell>
          <table:table-cell/>
          <table:table-cell table:style-name="ce1" table:number-columns-repeated="3"/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Yellow Shard</text:p>
          </table:table-cell>
          <table:table-cell table:style-name="Default" office:value-type="float" office:value="4500" calcext:value-type="float">
            <text:p>45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Elixir</text:p>
          </table:table-cell>
          <table:table-cell table:style-name="Default" office:value-type="float" office:value="3000" calcext:value-type="float">
            <text:p>30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Persim Berry</text:p>
          </table:table-cell>
          <table:table-cell table:style-name="Default" office:value-type="float" office:value="2500" calcext:value-type="float">
            <text:p>25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Max Potion</text:p>
          </table:table-cell>
          <table:table-cell table:style-name="Default" office:value-type="float" office:value="2000" calcext:value-type="float">
            <text:p>20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Max Ether</text:p>
          </table:table-cell>
          <table:table-cell table:style-name="Default" office:value-type="float" office:value="1500" calcext:value-type="float">
            <text:p>15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Hyper Potion</text:p>
          </table:table-cell>
          <table:table-cell table:style-name="Default" office:value-type="float" office:value="1000" calcext:value-type="float">
            <text:p>10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Ether</text:p>
          </table:table-cell>
          <table:table-cell table:style-name="Default" office:value-type="float" office:value="500" calcext:value-type="float">
            <text:p>500</text:p>
          </table:table-cell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Sitrus Berry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TM11 - Sunny Day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Net Ball</text:p>
          </table:table-cell>
          <table:table-cell office:value-type="float" office:value="4000" calcext:value-type="float">
            <text:p>4000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Dive Ball</text:p>
          </table:table-cell>
          <table:table-cell office:value-type="float" office:value="3500" calcext:value-type="float">
            <text:p>3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Lum Berry</text:p>
          </table:table-cell>
          <table:table-cell office:value-type="float" office:value="3000" calcext:value-type="float">
            <text:p>3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tar Piece</text:p>
          </table:table-cell>
          <table:table-cell office:value-type="float" office:value="2500" calcext:value-type="float">
            <text:p>2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tardust</text:p>
          </table:table-cell>
          <table:table-cell office:value-type="float" office:value="2000" calcext:value-type="float">
            <text:p>2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itrus Berry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Pearl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Leppa Berry</text:p>
          </table:table-cell>
          <table:table-cell office:value-type="float" office:value="100" calcext:value-type="float">
            <text:p>10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Fresh Water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TM37 - Sandstorm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Guard Spec.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X Sp. Def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Ultra Ball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Lum Berry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X Attack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Great Ball</text:p>
          </table:table-cell>
          <table:table-cell table:style-name="Default"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X Accuracy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Dire Hit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Poké Ball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Ganlon Berry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Wacan Berry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Passho Berry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Occa Berry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Qualot Berry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Kelpsy Berry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Pomeg Berry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Nanab Berry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Bluk Berry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Razz Berr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Liechi Berry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Fire Stone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Yellow Shard</text:p>
          </table:table-cell>
          <table:table-cell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Blue Shard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Heart Scale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Big Pearl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Revive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Pearl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Wepear Berry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Fresh Wat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Apicot Berry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Sun Stone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Moonstone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Flame Orb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Lava Cookie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Revive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Pinap Berry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Red Shard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Ice He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Poti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Salac Berry</text:p>
          </table:table-cell>
          <table:table-cell table:style-name="Default"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Calcium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Max Elixir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Max Potion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Max Ether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Ether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Revival Herb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Heal Powder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Energy Roo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EnergyPowd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Petaya Berry</text:p>
          </table:table-cell>
          <table:table-cell table:style-name="Default"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Iron</text:p>
          </table:table-cell>
          <table:table-cell table:style-name="Default"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Thick Club</text:p>
          </table:table-cell>
          <table:table-cell table:style-name="Default"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Dusk Ball</text:p>
          </table:table-cell>
          <table:table-cell table:style-name="Default"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Blue Shard</text:p>
          </table:table-cell>
          <table:table-cell table:style-name="Default" office:value-type="float" office:value="3900" calcext:value-type="float">
            <text:p>3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Old Gateau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Green Shard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Yellow Shard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Red Shard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Repel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Rare Candy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Full Restore</text:p>
          </table:table-cell>
          <table:table-cell table:style-name="Default"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Max Potion</text:p>
          </table:table-cell>
          <table:table-cell table:style-name="Default" office:value-type="float" office:value="3800" calcext:value-type="float">
            <text:p>3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Repeat Ball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Timer Ball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Revive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Hyper Potion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Full Heal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Nest Ball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Super Poti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TM07 - Hail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Yache Berry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Rindo Berry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Icy Rock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mooth Rock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Heat Rock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Damp Rock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Max Repel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Full He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X Defen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Hondew Berry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Qualot Berry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luk Berry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Durin Berry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ig Mushroom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elue Berry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Honey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omato Berry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Grepa Berry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inyMushroom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TM68 - Giga Impac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Kebia Berry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hople Berry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Watmel Berry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Pamtre Berry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Spelon Berry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Nomel Berry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Rabuta Berry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Magost Berry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ornn Berr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PP Up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Payapa Berry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Coba Berry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huca Berry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Tanga Berry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Charti Berry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Heal Ball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Quick Ball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Heart Scale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Fresh Wat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Luxury Ball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PokéDoll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Fluffy Tail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MooMoo Milk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Honey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Soda Pop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Max Repel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Lemonade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Green Shard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Fresh Wat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TM15 - Hyper Beam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Nugget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TM10 - Hidden Power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Max Elixir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Big Pearl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Heart Scale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Dusk Ball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Stardust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Pearl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Elixi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8:42:50.334690869</meta:creation-date>
    <dc:date>2025-02-15T22:11:44.424593647</dc:date>
    <meta:editing-duration>PT1H51M6S</meta:editing-duration>
    <meta:editing-cycles>16</meta:editing-cycles>
    <meta:generator>LibreOffice/7.3.7.2$Linux_X86_64 LibreOffice_project/30$Build-2</meta:generator>
    <meta:document-statistic meta:table-count="1" meta:cell-count="603" meta:object-count="0"/>
  </office:meta>
</office:document-meta>
</file>